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2pt" officeooo:rsid="000d457b" officeooo:paragraph-rsid="000d457b" style:font-size-asian="12pt" style:font-size-complex="12pt"/>
    </style:style>
    <style:style style:name="P2" style:family="paragraph" style:parent-style-name="Standard">
      <style:text-properties style:font-name="Courier New" fo:font-size="12pt" officeooo:rsid="000d457b" officeooo:paragraph-rsid="0011662e" style:font-size-asian="12pt" style:font-size-complex="12pt"/>
    </style:style>
    <style:style style:name="P3" style:family="paragraph" style:parent-style-name="Standard">
      <style:text-properties style:font-name="Courier New" fo:font-size="12pt" officeooo:rsid="000d457b" officeooo:paragraph-rsid="00129523" style:font-size-asian="12pt" style:font-size-complex="12pt"/>
    </style:style>
    <style:style style:name="P4" style:family="paragraph" style:parent-style-name="Standard">
      <style:text-properties style:font-name="Courier New" fo:font-size="12pt" officeooo:rsid="000d457b" officeooo:paragraph-rsid="0012f287" style:font-size-asian="12pt" style:font-size-complex="12pt"/>
    </style:style>
    <style:style style:name="P5" style:family="paragraph" style:parent-style-name="Standard">
      <style:text-properties style:font-name="Courier New" fo:font-size="12pt" officeooo:rsid="000aa55e" officeooo:paragraph-rsid="000aa55e" style:font-size-asian="12pt" style:font-size-complex="12pt"/>
    </style:style>
    <style:style style:name="P6" style:family="paragraph" style:parent-style-name="Standard">
      <style:text-properties style:font-name="Courier New" fo:font-size="12pt" officeooo:rsid="000aa55e" officeooo:paragraph-rsid="000b57ae" style:font-size-asian="12pt" style:font-size-complex="12pt"/>
    </style:style>
    <style:style style:name="P7" style:family="paragraph" style:parent-style-name="Standard">
      <style:text-properties style:font-name="Courier New" fo:font-size="12pt" officeooo:rsid="000aa55e" officeooo:paragraph-rsid="0011662e" style:font-size-asian="12pt" style:font-size-complex="12pt"/>
    </style:style>
    <style:style style:name="P8" style:family="paragraph" style:parent-style-name="Standard">
      <style:text-properties style:font-name="Courier New" fo:font-size="12pt" officeooo:rsid="000aa55e" officeooo:paragraph-rsid="00129523" style:font-size-asian="12pt" style:font-size-complex="12pt"/>
    </style:style>
    <style:style style:name="P9" style:family="paragraph" style:parent-style-name="Standard">
      <style:text-properties style:font-name="Courier New" fo:font-size="12pt" officeooo:paragraph-rsid="000b57ae" style:font-size-asian="12pt" style:font-size-complex="12pt"/>
    </style:style>
    <style:style style:name="P10" style:family="paragraph" style:parent-style-name="Standard">
      <style:text-properties fo:color="#339966" style:font-name="Courier New" fo:font-size="12pt" officeooo:rsid="000d457b" officeooo:paragraph-rsid="000d457b" style:font-size-asian="12pt" style:font-size-complex="12pt"/>
    </style:style>
    <style:style style:name="P11" style:family="paragraph" style:parent-style-name="Standard">
      <style:text-properties fo:color="#cc0000" style:font-name="Courier New" fo:font-size="12pt" officeooo:rsid="00129523" officeooo:paragraph-rsid="00129523" style:font-size-asian="12pt" style:font-size-complex="12pt"/>
    </style:style>
    <style:style style:name="P12" style:family="paragraph" style:parent-style-name="Standard">
      <style:text-properties fo:color="#cc0000" style:font-name="Courier New" fo:font-size="12pt" officeooo:rsid="000d457b" officeooo:paragraph-rsid="000d457b" style:font-size-asian="12pt" style:font-size-complex="12pt"/>
    </style:style>
    <style:style style:name="P13" style:family="paragraph" style:parent-style-name="Standard">
      <style:text-properties fo:color="#cc0000" style:font-name="Courier New" fo:font-size="12pt" officeooo:rsid="000aa55e" officeooo:paragraph-rsid="000aa55e" style:font-size-asian="12pt" style:font-size-complex="12pt"/>
    </style:style>
    <style:style style:name="P14" style:family="paragraph" style:parent-style-name="Standard">
      <style:paragraph-properties fo:break-before="page"/>
      <style:text-properties style:font-name="Courier New" fo:font-size="12pt" officeooo:rsid="000aa55e" officeooo:paragraph-rsid="000aa55e" style:font-size-asian="12pt" style:font-size-complex="12pt"/>
    </style:style>
    <style:style style:name="P15" style:family="paragraph" style:parent-style-name="Standard">
      <style:text-properties style:font-name="Courier New" fo:font-size="12pt" officeooo:rsid="000d457b" officeooo:paragraph-rsid="001525bf" style:font-size-asian="12pt" style:font-size-complex="12pt"/>
    </style:style>
    <style:style style:name="P16" style:family="paragraph" style:parent-style-name="Standard">
      <style:text-properties style:font-name="Courier New" fo:font-size="12pt" officeooo:paragraph-rsid="001525bf" style:font-size-asian="12pt" style:font-size-complex="12pt"/>
    </style:style>
    <style:style style:name="T1" style:family="text">
      <style:text-properties officeooo:rsid="000dbdce"/>
    </style:style>
    <style:style style:name="T2" style:family="text">
      <style:text-properties officeooo:rsid="000aa55e"/>
    </style:style>
    <style:style style:name="T3" style:family="text">
      <style:text-properties fo:color="#999999" style:font-name="Courier New" officeooo:rsid="001cec71"/>
    </style:style>
    <style:style style:name="T4" style:family="text">
      <style:text-properties fo:color="#0000ff"/>
    </style:style>
    <style:style style:name="T5" style:family="text">
      <style:text-properties fo:color="#339966"/>
    </style:style>
    <style:style style:name="T6" style:family="text">
      <style:text-properties fo:color="#990000" officeooo:rsid="00129523"/>
    </style:style>
    <style:style style:name="T7" style:family="text">
      <style:text-properties fo:color="#990000" officeooo:rsid="000dbdce"/>
    </style:style>
    <style:style style:name="T8" style:family="text">
      <style:text-properties fo:color="#00cc33"/>
    </style:style>
    <style:style style:name="T9" style:family="text">
      <style:text-properties fo:color="#00cc33" officeooo:rsid="000aa55e"/>
    </style:style>
    <style:style style:name="T10" style:family="text">
      <style:text-properties fo:color="#336699"/>
    </style:style>
    <style:style style:name="T11" style:family="text">
      <style:text-properties fo:color="#336699" officeooo:rsid="0011662e"/>
    </style:style>
    <style:style style:name="T12" style:family="text">
      <style:text-properties fo:color="#336699" officeooo:rsid="000aa55e"/>
    </style:style>
    <style:style style:name="T13" style:family="text">
      <style:text-properties fo:color="#6600cc"/>
    </style:style>
    <style:style style:name="T14" style:family="text">
      <style:text-properties fo:color="#006666"/>
    </style:style>
    <style:style style:name="T15" style:family="text">
      <style:text-properties fo:color="#006666" officeooo:rsid="000faa5c"/>
    </style:style>
    <style:style style:name="T16" style:family="text">
      <style:text-properties fo:color="#006666" officeooo:rsid="000aa55e"/>
    </style:style>
    <style:style style:name="T17" style:family="text">
      <style:text-properties fo:color="#b2b2b2"/>
    </style:style>
    <style:style style:name="T18" style:family="text">
      <style:text-properties fo:color="#cc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3">PROCEDIMIENTO</text:span><text:span text:style-name="T4"> Recorrido</text:span> (G : <text:span text:style-name="T5">grafo</text:span>) : <text:span text:style-name="T5">Lista de vertices</text:span></text:p>
      <text:p text:style-name="P2"><text:tab/></text:p>
      <text:p text:style-name="P2"><text:span text:style-name="T6">var</text:span> <text:s text:c="2"/></text:p>
      <text:p text:style-name="P2"><text:tab/>v: <text:span text:style-name="T5">vertice</text:span></text:p>
      <text:p text:style-name="P1"><text:tab/>vertices: <text:span text:style-name="T5">Lista de vertices</text:span></text:p>
      <text:p text:style-name="P2"><text:tab/>hayBucle:<text:span text:style-name="T5"> Bool</text:span></text:p>
      <text:p text:style-name="P10"/>
      <text:p text:style-name="P11">Comienzo</text:p>
      <text:p text:style-name="P1"><text:tab/>hayBucle=<text:span text:style-name="T14">false</text:span></text:p>
      <text:p text:style-name="P1"><text:tab/><text:span text:style-name="T8">crearLista</text:span>(vertices)</text:p>
      <text:p text:style-name="P1"/>
      <text:p text:style-name="P4"><text:tab/><text:tab/><text:span text:style-name="T10">Para cada</text:span> v∈V </text:p>
      <text:p text:style-name="P4"><text:tab/><text:tab/><text:tab/>inicializar v como no-marcado</text:p>
      <text:p text:style-name="P4"><text:span text:style-name="T8"><text:tab/><text:tab/><text:tab/>setBandera</text:span>(v, -1)</text:p>
      <text:p text:style-name="P1"><text:tab/><text:tab/><text:span text:style-name="T10">Fin Para</text:span></text:p>
      <text:p text:style-name="P1"/>
      <text:p text:style-name="P3"><text:tab/><text:tab/></text:p>
      <text:p text:style-name="P3"><text:span text:style-name="T10"><text:tab/><text:tab/>Para cada</text:span> v∈V :</text:p>
      <text:p text:style-name="P4"><text:tab/><text:tab/><text:tab/><text:span text:style-name="T10">Si</text:span> v no-marcado <text:span text:style-name="T10">entonces </text:span></text:p>
      <text:p text:style-name="P4"><text:span text:style-name="T8"><text:tab/><text:tab/><text:tab/><text:tab/>DFS</text:span>(v, vertices,hayBucle)</text:p>
      <text:p text:style-name="P1"><text:tab/><text:span text:style-name="T10"><text:tab/>Fin Para</text:span></text:p>
      <text:p text:style-name="P1"/>
      <text:p text:style-name="P3"><text:tab/><text:tab/></text:p>
      <text:p text:style-name="P15"><text:span text:style-name="T10"><text:tab/><text:tab/>Si</text:span> hayBucle es <text:span text:style-name="T14">ver</text:span><text:span text:style-name="T15">d</text:span><text:span text:style-name="T14">adero </text:span><text:span text:style-name="T10">entonces </text:span></text:p>
      <text:p text:style-name="P1"><text:tab/><text:tab/><text:tab/><text:span text:style-name="T8">destruirLista</text:span>(vertices)</text:p>
      <text:p text:style-name="P1"><text:tab/><text:tab/><text:tab/><text:span text:style-name="T13">retornar</text:span> lista vacia </text:p>
      <text:p text:style-name="P1"><text:tab/><text:span text:style-name="T10"><text:tab/>Sino</text:span></text:p>
      <text:p text:style-name="P1"><text:tab/><text:tab/><text:tab/><text:span text:style-name="T13">retornar</text:span> vertices</text:p>
      <text:p text:style-name="P1"><text:tab/><text:tab/><text:span text:style-name="T10">Fin Si</text:span></text:p>
      <text:p text:style-name="P12">Fin</text:p>
      <text:p text:style-name="P14"/>
      <text:p text:style-name="P5"/>
      <text:p text:style-name="P5"/>
      <text:p text:style-name="P5"/>
      <text:p text:style-name="P7"><text:span text:style-name="T3">PROCEDIMIENTO</text:span> <text:span text:style-name="T4">DFS</text:span>(v: <text:span text:style-name="T5">vertice</text:span>, vertices : <text:span text:style-name="T5">Lista de vertices</text:span>, <text:s text:c="2"/><text:tab/><text:tab/><text:tab/><text:tab/><text:tab/><text:tab/><text:tab/><text:tab/><text:tab/>contador:<text:span text:style-name="T5">int</text:span>, <text:span text:style-name="T6">va</text:span><text:span text:style-name="T7">r</text:span><text:span text:style-name="T1"> </text:span>hayBucle: <text:span text:style-name="T5">Bool</text:span> )</text:p>
      <text:p text:style-name="P13">Comienzo</text:p>
      <text:p text:style-name="P5"><text:tab/>marcar v</text:p>
      <text:p text:style-name="P5"><text:tab/><text:span text:style-name="T8">prenum</text:span>(v, contador) <text:span text:style-name="T17">/* Asignamos a cada nodo el numero prenum */</text:span></text:p>
      <text:p text:style-name="P5"><text:tab/>contador<text:span text:style-name="T18">++</text:span>;</text:p>
      <text:p text:style-name="P5"/>
      <text:p text:style-name="P5"><text:tab/><text:tab/><text:span text:style-name="T10">Para cada</text:span> w adyacente a v</text:p>
      <text:p text:style-name="P8"><text:tab/><text:tab/><text:tab/><text:span text:style-name="T10">si</text:span> w no marcado <text:span text:style-name="T10">entonces </text:span></text:p>
      <text:p text:style-name="P8"><text:span text:style-name="T8"><text:tab/><text:tab/><text:tab/><text:tab/>DFS</text:span>(w, vertices, contador, hayBucle)</text:p>
      <text:p text:style-name="P5"><text:tab/><text:tab/><text:tab/><text:span text:style-name="T11">Fin si</text:span></text:p>
      <text:p text:style-name="P5"><text:tab/><text:tab/><text:span text:style-name="T10">Fin Para</text:span></text:p>
      <text:p text:style-name="P7"><text:tab/><text:tab/></text:p>
      <text:p text:style-name="P7"><text:tab/><text:tab/><text:span text:style-name="T8">setvalorBandera</text:span>(v, <text:span text:style-name="T8">getValorBandera</text:span>(v) + 1)</text:p>
      <text:p text:style-name="P5"/>
      <text:p text:style-name="P6"><text:tab/><text:tab/><text:span text:style-name="T10">Para cada</text:span> w adyacente a v</text:p>
      <text:p text:style-name="P16"><text:span text:style-name="T2"><text:tab/><text:tab/><text:tab/></text:span><text:span text:style-name="T12">Si</text:span><text:span text:style-name="T2"> (</text:span><text:span text:style-name="T9">prenum</text:span><text:span text:style-name="T2">(v)&gt;</text:span><text:span text:style-name="T9">prenum</text:span><text:span text:style-name="T2">(w)) y </text:span></text:p>
      <text:p text:style-name="P16"><text:span text:style-name="T2"><text:tab/><text:tab/><text:tab/><text:tab/><text:tab/><text:tab/><text:tab/>(</text:span><text:span text:style-name="T9">getValorBandera</text:span><text:span text:style-name="T2">(w) = −1) </text:span><text:span text:style-name="T12">entonces</text:span></text:p>
      <text:p text:style-name="P9"><text:span text:style-name="T2"><text:tab/><text:tab/><text:tab/><text:tab/>hayBucle=</text:span><text:span text:style-name="T16">true</text:span></text:p>
      <text:p text:style-name="P9"><text:tab/><text:tab/><text:tab/><text:span text:style-name="T11">Fin si</text:span></text:p>
      <text:p text:style-name="P6"><text:tab/><text:tab/><text:span text:style-name="T10">Fin Para</text:span></text:p>
      <text:p text:style-name="P5"/>
      <text:p text:style-name="P5"><text:tab/><text:tab/><text:span text:style-name="T8">agregarALista</text:span>(v, vertices)</text:p>
      <text:p text:style-name="P5"/>
      <text:p text:style-name="P13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5:59:20.725822790</meta:creation-date>
    <dc:date>2015-09-06T18:57:16.889000000</dc:date>
    <meta:editing-duration>PT49M16S</meta:editing-duration>
    <meta:editing-cycles>9</meta:editing-cycles>
    <meta:generator>LibreOffice/5.0.0.5$Windows_X86_64 LibreOffice_project/1b1a90865e348b492231e1c451437d7a15bb262b</meta:generator>
    <meta:document-statistic meta:table-count="0" meta:image-count="0" meta:object-count="0" meta:page-count="2" meta:paragraph-count="46" meta:word-count="131" meta:character-count="973" meta:non-whitespace-character-count="774"/>
  </office:meta>
</office:document-meta>
</file>